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okman Old Style" svg:font-family="'Bookman Old Style'"/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Bookman Old Style" fo:font-size="11pt" fo:font-weight="normal" fo:background-color="transparent" style:font-name-asian="Bookman Old Style" style:font-name-complex="Bookman Old Style"/>
    </style:style>
    <style:style style:name="P2" style:family="paragraph" style:parent-style-name="Standard">
      <style:paragraph-properties fo:line-height="100%" fo:text-align="end" style:justify-single-word="false"/>
      <style:text-properties style:use-window-font-color="true" style:font-name="Bookman Old Style" fo:font-size="11pt" fo:font-weight="normal" fo:background-color="transparent" style:font-name-asian="Bookman Old Style" style:font-name-complex="Bookman Old Styl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Bookman Old Style" fo:font-size="11pt" fo:font-style="italic" fo:font-weight="normal" fo:background-color="transparent" style:font-name-asian="Bookman Old Style" style:font-name-complex="Bookman Old Style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Bookman Old Style" fo:font-size="11pt" fo:font-weight="normal" fo:background-color="transparent" style:font-name-asian="Bookman Old Style" style:font-name-complex="Bookman Old Style"/>
    </style:style>
    <style:style style:name="P6" style:family="paragraph" style:parent-style-name="Standard">
      <style:paragraph-properties fo:margin-left="2cm" fo:margin-right="0cm" fo:line-height="100%" fo:text-align="end" style:justify-single-word="false" fo:text-indent="0cm" style:auto-text-indent="false"/>
      <style:text-properties style:use-window-font-color="true" style:font-name="Bookman Old Style" fo:font-size="11pt" fo:font-weight="normal" fo:background-color="transparent" style:font-name-asian="Bookman Old Style" style:font-name-complex="Bookman Old Sty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nia Bougamha</text:p>
      <text:p text:style-name="P1">06 10 97 85 73</text:p>
      <text:p text:style-name="P1">108 rue Maurice Braunstein</text:p>
      <text:p text:style-name="P1">78200 Mantes la jolie</text:p>
      <text:p text:style-name="P3">Développeuse /Intégratrice</text:p>
      <text:p text:style-name="P6">ECCLO</text:p>
      <text:p text:style-name="P6">Rue Léo Lagrange, 91700</text:p>
      <text:p text:style-name="P6">Sainte-Geneviève-des-Bois</text:p>
      <text:p text:style-name="P6"/>
      <text:p text:style-name="P6">Fait à Saint Germain en Laye, le 14/01/2020</text:p>
      <text:p text:style-name="P2"/>
      <text:p text:style-name="P2"/>
      <text:p text:style-name="P1"/>
      <text:p text:style-name="P1"/>
      <text:p text:style-name="P1">Objet: Candidature au poste de chargé de communication (stage)</text:p>
      <text:p text:style-name="P1"/>
      <text:p text:style-name="P1"/>
      <text:p text:style-name="P1"/>
      <text:p text:style-name="P1">Madame, Monsieur</text:p>
      <text:p text:style-name="P1"/>
      <text:p text:style-name="P1"><text:tab/>Le but de votre entreprise, allier mode et écologie, est un projet louable et ambitieux. </text:p>
      <text:p text:style-name="P1">Ecclo, leader sur son marché, est précurseur avec la notion de "vêtement désimpacté".</text:p>
      <text:p text:style-name="P1">Philippe Milbergue m'a parlé de votre entreprise qui est en accord avec mon mode de consommation: respectueuse de l'environnement grâce à la réutilisation de matériaux voués à la destruction et grâce à la production locale réduisant l'emprunte carbone.</text:p>
      <text:p text:style-name="P1"/>
      <text:p text:style-name="P1"><text:tab/>Plus jeune, je voulais être styliste et l'univers de la mode me fascine. J'aime dessiner, assembler les couleurs, de manière générale, <text:s/>j'aime créer.</text:p>
      <text:p text:style-name="P1">J'ai débuté ma formation de développeur il y a un peu plus d'un an et je souhaite me former sur le community managment afin de pouvoir concevoir, développer, entretenir et communiquer sur un projet du début à la fin.</text:p>
      <text:p text:style-name="P1">Mon projet professionnel, à terme, est de donner de la visibilité à des personnes, dont le but est de rendre le monde meilleur. </text:p>
      <text:p text:style-name="P1"/>
      <text:p text:style-name="P1"><text:tab/>J'aimerais contribuer à semer les graines de la consommation responsable dans la conscience collective. </text:p>
      <text:p text:style-name="P1">Travailler à développer votre structure me permettra de me réaliser dans bien des domaines.</text:p>
      <text:p text:style-name="P1"/>
      <text:p text:style-name="P1"><text:tab/>Dans l'attente d'une réponse de votre part, veuillez agréer Madame, Monsieur, l'expression de mes salutations les plus distinguées.</text:p>
      <text:p text:style-name="P1"/>
      <text:p text:style-name="P1"/>
      <text:p text:style-name="P2">Sonia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okman Old Style" svg:font-family="'Bookman Old Style'"/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1-16T10:45:01.98</dc:date>
    <meta:editing-duration>PT55M18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21" meta:word-count="240" meta:character-count="1529"/>
  </office:meta>
</office:document-meta>
</file>